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</style:style>
    <style:style style:name="P2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fo:font-size="20pt" fo:language="sr" fo:country="RS"/>
    </style:style>
    <style:style style:name="P3" style:family="paragraph" style:parent-style-name="Text_20_body">
      <style:paragraph-properties fo:margin-top="0in" fo:margin-bottom="0in" loext:contextual-spacing="false" fo:line-height="150%"/>
    </style:style>
    <style:style style:name="P4" style:family="paragraph" style:parent-style-name="Text_20_body">
      <style:paragraph-properties fo:margin-top="0in" fo:margin-bottom="0in" loext:contextual-spacing="false" fo:line-height="150%" fo:text-align="center" style:justify-single-word="false"/>
    </style:style>
    <style:style style:name="P5" style:family="paragraph" style:parent-style-name="Text_20_body">
      <style:paragraph-properties fo:margin-top="0in" fo:margin-bottom="0in" loext:contextual-spacing="false" fo:line-height="150%"/>
      <style:text-properties fo:font-size="12pt" fo:language="sr" fo:country="RS"/>
    </style:style>
    <style:style style:name="P6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fo:font-size="12pt" fo:language="sr" fo:country="RS" officeooo:paragraph-rsid="00087ff3"/>
    </style:style>
    <style:style style:name="P7" style:family="paragraph" style:parent-style-name="Text_20_body">
      <style:paragraph-properties fo:margin-top="0in" fo:margin-bottom="0in" loext:contextual-spacing="false" fo:line-height="150%" fo:text-align="start" style:justify-single-word="false"/>
      <style:text-properties fo:font-size="12pt" fo:language="sr" fo:country="RS" officeooo:paragraph-rsid="00087ff3"/>
    </style:style>
    <style:style style:name="P8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fo:font-size="12pt" fo:language="en" fo:country="US" fo:font-style="normal" fo:font-weight="normal" officeooo:rsid="00087ff3" officeooo:paragraph-rsid="00087ff3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paragraph-properties fo:margin-top="0in" fo:margin-bottom="0in" loext:contextual-spacing="false" fo:line-height="150%" fo:text-align="start" style:justify-single-word="false"/>
      <style:text-properties fo:font-size="12pt" fo:language="en" fo:country="US" fo:font-style="normal" fo:font-weight="normal" officeooo:rsid="00087ff3" officeooo:paragraph-rsid="00087ff3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paragraph-properties fo:margin-top="0in" fo:margin-bottom="0in" loext:contextual-spacing="false" fo:line-height="150%"/>
      <style:text-properties fo:font-style="italic" style:font-style-asian="italic" style:font-style-complex="italic"/>
    </style:style>
    <style:style style:name="P11" style:family="paragraph" style:parent-style-name="Text_20_body">
      <style:paragraph-properties fo:margin-top="0in" fo:margin-bottom="0in" loext:contextual-spacing="false" fo:line-height="150%" fo:text-align="start" style:justify-single-word="false"/>
      <style:text-properties fo:font-size="14pt" officeooo:paragraph-rsid="00087ff3" style:font-size-asian="14pt" style:font-size-complex="14pt"/>
    </style:style>
    <style:style style:name="P12" style:family="paragraph" style:parent-style-name="Text_20_body">
      <style:paragraph-properties fo:margin-top="0in" fo:margin-bottom="0in" loext:contextual-spacing="false" fo:line-height="150%" fo:text-align="start" style:justify-single-word="false"/>
      <style:text-properties fo:font-size="14pt" fo:language="en" fo:country="US" fo:font-style="italic" fo:font-weight="normal" officeooo:rsid="00087ff3" officeooo:paragraph-rsid="00087ff3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Text_20_body">
      <style:paragraph-properties fo:margin-top="0in" fo:margin-bottom="0in" loext:contextual-spacing="false" fo:line-height="150%" fo:text-align="start" style:justify-single-word="false"/>
      <style:text-properties fo:font-style="normal" officeooo:rsid="00087ff3" officeooo:paragraph-rsid="00087ff3" style:font-style-asian="normal" style:font-style-complex="normal"/>
    </style:style>
    <style:style style:name="T1" style:family="text">
      <style:text-properties fo:font-size="20pt" fo:language="sr" fo:country="RS"/>
    </style:style>
    <style:style style:name="T2" style:family="text">
      <style:text-properties fo:font-size="20pt" fo:language="en" fo:country="US" officeooo:rsid="00087ff3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fo:font-size="14pt" fo:language="en" fo:country="US" fo:font-style="italic" officeooo:rsid="00087ff3" style:font-size-asian="14pt" style:font-style-asian="italic" style:font-size-complex="14pt" style:font-style-complex="italic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normal" fo:font-weight="normal" officeooo:rsid="00087ff3" style:font-style-asian="normal" style:font-weight-asian="normal" style:font-style-complex="normal" style:font-weight-complex="normal"/>
    </style:style>
    <style:style style:name="T7" style:family="text">
      <style:text-properties fo:language="en" fo:country="US" officeooo:rsid="00087ff3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officeooo:rsid="00087ff3" style:font-style-asian="italic" style:font-style-complex="italic"/>
    </style:style>
    <style:style style:name="T10" style:family="text">
      <style:text-properties fo:language="en" fo:country="US" fo:font-style="italic" officeooo:rsid="00089b3c" style:font-style-asian="italic" style:font-style-complex="italic"/>
    </style:style>
    <style:style style:name="T11" style:family="text">
      <style:text-properties fo:language="en" fo:country="US" officeooo:rsid="00089b3c"/>
    </style:style>
    <style:style style:name="T12" style:family="text">
      <style:text-properties fo:font-size="14pt" fo:language="sr" fo:country="RS" fo:font-style="italic" style:font-size-asian="14pt" style:font-style-asian="italic" style:font-size-complex="14pt" style:font-style-complex="italic"/>
    </style:style>
    <style:style style:name="T13" style:family="text">
      <style:text-properties fo:font-size="14pt" fo:font-style="italic" style:font-size-asian="14pt" style:font-style-asian="italic" style:font-size-complex="14pt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089b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 </text:p>
      <text:p text:style-name="P5"/>
      <text:p text:style-name="P3"> </text:p>
      <text:p text:style-name="P4"><text:span text:style-name="T1">ZADATA</text:span><text:span text:style-name="T2">K</text:span></text:p>
      <text:p text:style-name="P4"><text:span text:style-name="T2"/></text:p>
      <text:p text:style-name="P4"><text:span text:style-name="T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6"/>
      <text:p text:style-name="P6"><text:span text:style-name="T4">a) </text:span><text:span text:style-name="T13">Prilikom startovanja programa potrebna je prijava. Podatke o korisnicima čuvati u konfiguracionom dokumentu.</text:span></text:p>
      <text:p text:style-name="P9">Kada startujemo program pojavljuje se prozor <text:span text:style-name="T14">“Registracija”</text:span>, I tu je korisniku omogucena prijava I registrovanje. Ukoliko korisnik zeli da se prijavi, a nije prethodno registrovan</text:p>
      <text:p text:style-name="P9"><text:s/>(sacuvan u bazi u formi xml fajla), pojavice se poruka o gresci. </text:p>
      <text:p text:style-name="P9"/>
      <text:p text:style-name="P11"><text:span text:style-name="T6">b)</text:span><text:span text:style-name="T14">Omogućiti poništavanje i ponavljanje akcija (undo i redo).</text:span></text:p>
      <text:p text:style-name="P13">Akcije undo I redo su realizovane kroz istoimene funkcije, koje su, dalje implementirane u <text:span text:style-name="T14">ComandInvokeru </text:span>uz upotrebu <text:span text:style-name="T14">Command</text:span> obrazca. Funkcije <text:span text:style-name="T14">Undo</text:span> I <text:span text:style-name="T14">Redo </text:span>se pozivaju iz svih prozora gde se nalaze tabele, kao I glavni canvas.</text:p>
      <text:p text:style-name="P8"><text:span text:style-name="T3"/></text:p>
      <text:p text:style-name="P12"><text:span text:style-name="T3">c)</text:span>Svaka akcija se izvodi preko komandi, primenjuje nad modelom, a rezultat komande se prikazuje grafički.</text:p>
      <text:p text:style-name="P1"/>
      <text:p text:style-name="P7"><text:s/>Prikaz osnovnih elemenata kao što su <text:span text:style-name="T14">Substation</text:span>, <text:span text:style-name="T8">Connectivity</text:span><text:span text:style-name="T9">N</text:span><text:span text:style-name="T8">ode</text:span> i <text:span text:style-name="T8">ACLine</text:span><text:span text:style-name="T9">S</text:span><text:span text:style-name="T8">egment</text:span> je omogućen pomoću tabela, i suština ovog projekta je korišćenje projektnih obrazaca kao što su Observer, Prototype, Singleton, Command i MVC. </text:p>
      <text:p text:style-name="P5"><text:soft-page-break/></text:p>
      <text:p text:style-name="P5">Čvorovi <text:span text:style-name="T7">izmedju trafostanica </text:span>se mogu povezati medjusobno linijama ali samo u slučaju da imaju isti napon, <text:span text:style-name="T7">da je korisnik odabrao dva razlicita cvora koji ne pripadaju istim trafostanicama.</text:span> </text:p>
      <text:p text:style-name="P5"/>
      <text:p text:style-name="P5">Pomoću<text:span text:style-name="T14"> Prototype </text:span>obrasca omogućeno je kloniranje tj. dupliranje objekata iz neke klase. <text:span text:style-name="T11">Klonirati se moze </text:span><text:span text:style-name="T10">ACLineSegment, ConnectivityNode I <text:s/>Substation</text:span><text:span text:style-name="T11">. </text:span>Kloniranje je realizovano tako što se kopiji dodeljuje novi mRID kako bi se mogli videti šta je original a šta kopija.</text:p>
      <text:p text:style-name="P5"/>
      <text:p text:style-name="P5"><text:span text:style-name="T14">Observer</text:span> omogućuje jednostavno ažuriranje, odnosno da kada dodje do promene u nekom elementu da se to odma prikaže u ostalim delovima programa.</text:p>
      <text:p text:style-name="P5"/>
      <text:p text:style-name="P5"><text:span text:style-name="T14">Mvc</text:span> obrazac se sastoji iz modela, view-era i kontrolera. Model predstavljaju podaci, view-er predstavlja grafički prikaz podataka pomoću observera i njegovih metoda i kontrola se realizuje kroz obrazac command, za brisanje, dodavanje i kloniranje trafostanica, čvorova i linija.</text:p>
      <text:p text:style-name="P3"><text:bookmark text:name="_GoBack"/> </text:p>
      <text:p text:style-name="P4"/>
      <text:p text:style-name="P10"> <text:span text:style-name="T15">Milica Tiodorovic e3582013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23:38:28.020000000</meta:creation-date>
    <dc:date>2016-09-23T23:58:28.680000000</dc:date>
    <meta:editing-duration>PT3M19S</meta:editing-duration>
    <meta:editing-cycles>2</meta:editing-cycles>
    <meta:generator>LibreOffice/5.0.3.2$Windows_x86 LibreOffice_project/e5f16313668ac592c1bfb310f4390624e3dbfb75</meta:generator>
    <meta:document-statistic meta:table-count="0" meta:image-count="0" meta:object-count="0" meta:page-count="2" meta:paragraph-count="16" meta:word-count="273" meta:character-count="1891" meta:non-whitespace-character-count="1621"/>
  </office:meta>
</office:document-meta>
</file>